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PC</text:p>
          </table:table-cell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29691" calcext:value-type="float">
            <text:p>1570147429691</text:p>
          </table:table-cell>
          <table:table-cell office:value-type="float" office:value="1570147429829" calcext:value-type="float">
            <text:p>1570147429829</text:p>
          </table:table-cell>
          <table:table-cell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538" calcext:value-type="float">
            <text:p>1570187427538</text:p>
          </table:table-cell>
          <table:table-cell office:value-type="float" office:value="1570187427893" calcext:value-type="float">
            <text:p>1570187427893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39975" calcext:value-type="float">
            <text:p>1570147439975</text:p>
          </table:table-cell>
          <table:table-cell office:value-type="float" office:value="1570147440022" calcext:value-type="float">
            <text:p>1570147440022</text:p>
          </table:table-cell>
          <table:table-cell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910" calcext:value-type="float">
            <text:p>1570187427910</text:p>
          </table:table-cell>
          <table:table-cell office:value-type="float" office:value="1570187427974" calcext:value-type="float">
            <text:p>1570187427974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45753" calcext:value-type="float">
            <text:p>1570147445753</text:p>
          </table:table-cell>
          <table:table-cell office:value-type="float" office:value="1570147445795" calcext:value-type="float">
            <text:p>1570147445795</text:p>
          </table:table-cell>
          <table:table-cell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10" calcext:value-type="float">
            <text:p>1570187428010</text:p>
          </table:table-cell>
          <table:table-cell office:value-type="float" office:value="1570187428060" calcext:value-type="float">
            <text:p>1570187428060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50769" calcext:value-type="float">
            <text:p>1570147450769</text:p>
          </table:table-cell>
          <table:table-cell office:value-type="float" office:value="1570147450825" calcext:value-type="float">
            <text:p>1570147450825</text:p>
          </table:table-cell>
          <table:table-cell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90" calcext:value-type="float">
            <text:p>1570187428090</text:p>
          </table:table-cell>
          <table:table-cell office:value-type="float" office:value="1570187428127" calcext:value-type="float">
            <text:p>1570187428127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62278" calcext:value-type="float">
            <text:p>1570147462278</text:p>
          </table:table-cell>
          <table:table-cell office:value-type="float" office:value="1570147462322" calcext:value-type="float">
            <text:p>1570147462322</text:p>
          </table:table-cell>
          <table:table-cell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158" calcext:value-type="float">
            <text:p>1570187428158</text:p>
          </table:table-cell>
          <table:table-cell office:value-type="float" office:value="1570187428217" calcext:value-type="float">
            <text:p>1570187428217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699510" calcext:value-type="float">
            <text:p>1570147699510</text:p>
          </table:table-cell>
          <table:table-cell office:value-type="float" office:value="1570147699666" calcext:value-type="float">
            <text:p>1570147699666</text:p>
          </table:table-cell>
          <table:table-cell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242" calcext:value-type="float">
            <text:p>1570187428242</text:p>
          </table:table-cell>
          <table:table-cell office:value-type="float" office:value="1570187428339" calcext:value-type="float">
            <text:p>1570187428339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05410" calcext:value-type="float">
            <text:p>1570147705410</text:p>
          </table:table-cell>
          <table:table-cell office:value-type="float" office:value="1570147705502" calcext:value-type="float">
            <text:p>1570147705502</text:p>
          </table:table-cell>
          <table:table-cell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361" calcext:value-type="float">
            <text:p>1570187428361</text:p>
          </table:table-cell>
          <table:table-cell office:value-type="float" office:value="1570187428447" calcext:value-type="float">
            <text:p>1570187428447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0768" calcext:value-type="float">
            <text:p>1570147710768</text:p>
          </table:table-cell>
          <table:table-cell office:value-type="float" office:value="1570147710852" calcext:value-type="float">
            <text:p>1570147710852</text:p>
          </table:table-cell>
          <table:table-cell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453" calcext:value-type="float">
            <text:p>1570187428453</text:p>
          </table:table-cell>
          <table:table-cell office:value-type="float" office:value="1570187428522" calcext:value-type="float">
            <text:p>1570187428522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5692" calcext:value-type="float">
            <text:p>1570147715692</text:p>
          </table:table-cell>
          <table:table-cell office:value-type="float" office:value="1570147715754" calcext:value-type="float">
            <text:p>1570147715754</text:p>
          </table:table-cell>
          <table:table-cell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29" calcext:value-type="float">
            <text:p>1570187428529</text:p>
          </table:table-cell>
          <table:table-cell office:value-type="float" office:value="1570187428573" calcext:value-type="float">
            <text:p>1570187428573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20235" calcext:value-type="float">
            <text:p>1570147720235</text:p>
          </table:table-cell>
          <table:table-cell office:value-type="float" office:value="1570147720346" calcext:value-type="float">
            <text:p>1570147720346</text:p>
          </table:table-cell>
          <table:table-cell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77" calcext:value-type="float">
            <text:p>1570187428577</text:p>
          </table:table-cell>
          <table:table-cell office:value-type="float" office:value="1570187428626" calcext:value-type="float">
            <text:p>1570187428626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56024" calcext:value-type="float">
            <text:p>1570147856024</text:p>
          </table:table-cell>
          <table:table-cell office:value-type="float" office:value="1570147856156" calcext:value-type="float">
            <text:p>1570147856156</text:p>
          </table:table-cell>
          <table:table-cell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631" calcext:value-type="float">
            <text:p>1570187428631</text:p>
          </table:table-cell>
          <table:table-cell office:value-type="float" office:value="1570187428768" calcext:value-type="float">
            <text:p>1570187428768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2846" calcext:value-type="float">
            <text:p>1570147862846</text:p>
          </table:table-cell>
          <table:table-cell office:value-type="float" office:value="1570147862983" calcext:value-type="float">
            <text:p>1570147862983</text:p>
          </table:table-cell>
          <table:table-cell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774" calcext:value-type="float">
            <text:p>1570187428774</text:p>
          </table:table-cell>
          <table:table-cell office:value-type="float" office:value="1570187428874" calcext:value-type="float">
            <text:p>1570187428874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8812" calcext:value-type="float">
            <text:p>1570147868812</text:p>
          </table:table-cell>
          <table:table-cell office:value-type="float" office:value="1570147868944" calcext:value-type="float">
            <text:p>1570147868944</text:p>
          </table:table-cell>
          <table:table-cell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878" calcext:value-type="float">
            <text:p>1570187428878</text:p>
          </table:table-cell>
          <table:table-cell office:value-type="float" office:value="1570187428964" calcext:value-type="float">
            <text:p>1570187428964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3937" calcext:value-type="float">
            <text:p>1570147873937</text:p>
          </table:table-cell>
          <table:table-cell office:value-type="float" office:value="1570147874071" calcext:value-type="float">
            <text:p>1570147874071</text:p>
          </table:table-cell>
          <table:table-cell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968" calcext:value-type="float">
            <text:p>1570187428968</text:p>
          </table:table-cell>
          <table:table-cell office:value-type="float" office:value="1570187429085" calcext:value-type="float">
            <text:p>1570187429085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9469" calcext:value-type="float">
            <text:p>1570147879469</text:p>
          </table:table-cell>
          <table:table-cell office:value-type="float" office:value="1570147879601" calcext:value-type="float">
            <text:p>1570147879601</text:p>
          </table:table-cell>
          <table:table-cell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089" calcext:value-type="float">
            <text:p>1570187429089</text:p>
          </table:table-cell>
          <table:table-cell office:value-type="float" office:value="1570187429223" calcext:value-type="float">
            <text:p>1570187429223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7996946" calcext:value-type="float">
            <text:p>1570147996946</text:p>
          </table:table-cell>
          <table:table-cell office:value-type="float" office:value="1570147997133" calcext:value-type="float">
            <text:p>1570147997133</text:p>
          </table:table-cell>
          <table:table-cell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229" calcext:value-type="float">
            <text:p>1570187429229</text:p>
          </table:table-cell>
          <table:table-cell office:value-type="float" office:value="1570187429596" calcext:value-type="float">
            <text:p>1570187429596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2497" calcext:value-type="float">
            <text:p>1570148002497</text:p>
          </table:table-cell>
          <table:table-cell office:value-type="float" office:value="1570148002828" calcext:value-type="float">
            <text:p>1570148002828</text:p>
          </table:table-cell>
          <table:table-cell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601" calcext:value-type="float">
            <text:p>1570187429601</text:p>
          </table:table-cell>
          <table:table-cell office:value-type="float" office:value="1570187429801" calcext:value-type="float">
            <text:p>1570187429801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8445" calcext:value-type="float">
            <text:p>1570148008445</text:p>
          </table:table-cell>
          <table:table-cell office:value-type="float" office:value="1570148008625" calcext:value-type="float">
            <text:p>1570148008625</text:p>
          </table:table-cell>
          <table:table-cell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806" calcext:value-type="float">
            <text:p>1570187429806</text:p>
          </table:table-cell>
          <table:table-cell office:value-type="float" office:value="1570187429949" calcext:value-type="float">
            <text:p>1570187429949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15549" calcext:value-type="float">
            <text:p>1570148015549</text:p>
          </table:table-cell>
          <table:table-cell office:value-type="float" office:value="1570148015732" calcext:value-type="float">
            <text:p>1570148015732</text:p>
          </table:table-cell>
          <table:table-cell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953" calcext:value-type="float">
            <text:p>1570187429953</text:p>
          </table:table-cell>
          <table:table-cell office:value-type="float" office:value="1570187430133" calcext:value-type="float">
            <text:p>1570187430133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26015" calcext:value-type="float">
            <text:p>1570148026015</text:p>
          </table:table-cell>
          <table:table-cell office:value-type="float" office:value="1570148026202" calcext:value-type="float">
            <text:p>1570148026202</text:p>
          </table:table-cell>
          <table:table-cell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139" calcext:value-type="float">
            <text:p>1570187430139</text:p>
          </table:table-cell>
          <table:table-cell office:value-type="float" office:value="1570187430269" calcext:value-type="float">
            <text:p>1570187430269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198905" calcext:value-type="float">
            <text:p>1570148198905</text:p>
          </table:table-cell>
          <table:table-cell office:value-type="float" office:value="1570148199226" calcext:value-type="float">
            <text:p>1570148199226</text:p>
          </table:table-cell>
          <table:table-cell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275" calcext:value-type="float">
            <text:p>1570187430275</text:p>
          </table:table-cell>
          <table:table-cell office:value-type="float" office:value="1570187430705" calcext:value-type="float">
            <text:p>1570187430705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08430" calcext:value-type="float">
            <text:p>1570148208430</text:p>
          </table:table-cell>
          <table:table-cell office:value-type="float" office:value="1570148208814" calcext:value-type="float">
            <text:p>1570148208814</text:p>
          </table:table-cell>
          <table:table-cell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710" calcext:value-type="float">
            <text:p>1570187430710</text:p>
          </table:table-cell>
          <table:table-cell office:value-type="float" office:value="1570187431020" calcext:value-type="float">
            <text:p>1570187431020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3794" calcext:value-type="float">
            <text:p>1570148213794</text:p>
          </table:table-cell>
          <table:table-cell office:value-type="float" office:value="1570148214072" calcext:value-type="float">
            <text:p>1570148214072</text:p>
          </table:table-cell>
          <table:table-cell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026" calcext:value-type="float">
            <text:p>1570187431026</text:p>
          </table:table-cell>
          <table:table-cell office:value-type="float" office:value="1570187431351" calcext:value-type="float">
            <text:p>1570187431351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8057" calcext:value-type="float">
            <text:p>1570148218057</text:p>
          </table:table-cell>
          <table:table-cell office:value-type="float" office:value="1570148218461" calcext:value-type="float">
            <text:p>1570148218461</text:p>
          </table:table-cell>
          <table:table-cell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356" calcext:value-type="float">
            <text:p>1570187431356</text:p>
          </table:table-cell>
          <table:table-cell office:value-type="float" office:value="1570187431744" calcext:value-type="float">
            <text:p>1570187431744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24117" calcext:value-type="float">
            <text:p>1570148224117</text:p>
          </table:table-cell>
          <table:table-cell office:value-type="float" office:value="1570148224429" calcext:value-type="float">
            <text:p>1570148224429</text:p>
          </table:table-cell>
          <table:table-cell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749" calcext:value-type="float">
            <text:p>1570187431749</text:p>
          </table:table-cell>
          <table:table-cell office:value-type="float" office:value="1570187432073" calcext:value-type="float">
            <text:p>1570187432073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6440" calcext:value-type="float">
            <text:p>1570187176440</text:p>
          </table:table-cell>
          <table:table-cell table:style-name="Default" office:value-type="float" office:value="1570187177624" calcext:value-type="float">
            <text:p>1570187177624</text:p>
          </table:table-cell>
          <table:table-cell table:style-name="Default"/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2077" calcext:value-type="float">
            <text:p>1570187432077</text:p>
          </table:table-cell>
          <table:table-cell office:value-type="float" office:value="1570187434695" calcext:value-type="float">
            <text:p>1570187434695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7641" calcext:value-type="float">
            <text:p>1570187177641</text:p>
          </table:table-cell>
          <table:table-cell table:style-name="Default" office:value-type="float" office:value="1570187178197" calcext:value-type="float">
            <text:p>1570187178197</text:p>
          </table:table-cell>
          <table:table-cell table:style-name="Default"/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4703" calcext:value-type="float">
            <text:p>1570187434703</text:p>
          </table:table-cell>
          <table:table-cell office:value-type="float" office:value="1570187447049" calcext:value-type="float">
            <text:p>1570187447049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8214" calcext:value-type="float">
            <text:p>1570187178214</text:p>
          </table:table-cell>
          <table:table-cell table:style-name="Default" office:value-type="float" office:value="1570187178724" calcext:value-type="float">
            <text:p>1570187178724</text:p>
          </table:table-cell>
          <table:table-cell table:style-name="Default"/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7060" calcext:value-type="float">
            <text:p>1570187447060</text:p>
          </table:table-cell>
          <table:table-cell office:value-type="float" office:value="1570187448903" calcext:value-type="float">
            <text:p>1570187448903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8733" calcext:value-type="float">
            <text:p>1570187178733</text:p>
          </table:table-cell>
          <table:table-cell table:style-name="Default" office:value-type="float" office:value="1570187179221" calcext:value-type="float">
            <text:p>1570187179221</text:p>
          </table:table-cell>
          <table:table-cell table:style-name="Default"/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8907" calcext:value-type="float">
            <text:p>1570187448907</text:p>
          </table:table-cell>
          <table:table-cell office:value-type="float" office:value="1570187450827" calcext:value-type="float">
            <text:p>1570187450827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9229" calcext:value-type="float">
            <text:p>1570187179229</text:p>
          </table:table-cell>
          <table:table-cell table:style-name="Default" office:value-type="float" office:value="1570187179677" calcext:value-type="float">
            <text:p>1570187179677</text:p>
          </table:table-cell>
          <table:table-cell table:style-name="Default"/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0833" calcext:value-type="float">
            <text:p>1570187450833</text:p>
          </table:table-cell>
          <table:table-cell office:value-type="float" office:value="1570187452691" calcext:value-type="float">
            <text:p>1570187452691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79685" calcext:value-type="float">
            <text:p>1570187179685</text:p>
          </table:table-cell>
          <table:table-cell table:style-name="Default" office:value-type="float" office:value="1570187180462" calcext:value-type="float">
            <text:p>1570187180462</text:p>
          </table:table-cell>
          <table:table-cell table:style-name="Default"/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2697" calcext:value-type="float">
            <text:p>1570187452697</text:p>
          </table:table-cell>
          <table:table-cell office:value-type="float" office:value="1570187457227" calcext:value-type="float">
            <text:p>1570187457227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0469" calcext:value-type="float">
            <text:p>1570187180469</text:p>
          </table:table-cell>
          <table:table-cell table:style-name="Default" office:value-type="float" office:value="1570187181165" calcext:value-type="float">
            <text:p>1570187181165</text:p>
          </table:table-cell>
          <table:table-cell table:style-name="Default"/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7233" calcext:value-type="float">
            <text:p>1570187457233</text:p>
          </table:table-cell>
          <table:table-cell office:value-type="float" office:value="1570187461874" calcext:value-type="float">
            <text:p>1570187461874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1174" calcext:value-type="float">
            <text:p>1570187181174</text:p>
          </table:table-cell>
          <table:table-cell table:style-name="Default" office:value-type="float" office:value="1570187181892" calcext:value-type="float">
            <text:p>1570187181892</text:p>
          </table:table-cell>
          <table:table-cell table:style-name="Default"/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1880" calcext:value-type="float">
            <text:p>1570187461880</text:p>
          </table:table-cell>
          <table:table-cell office:value-type="float" office:value="1570187466413" calcext:value-type="float">
            <text:p>1570187466413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1899" calcext:value-type="float">
            <text:p>1570187181899</text:p>
          </table:table-cell>
          <table:table-cell table:style-name="Default" office:value-type="float" office:value="1570187182630" calcext:value-type="float">
            <text:p>1570187182630</text:p>
          </table:table-cell>
          <table:table-cell table:style-name="Default"/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6418" calcext:value-type="float">
            <text:p>1570187466418</text:p>
          </table:table-cell>
          <table:table-cell office:value-type="float" office:value="1570187471042" calcext:value-type="float">
            <text:p>1570187471042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2639" calcext:value-type="float">
            <text:p>1570187182639</text:p>
          </table:table-cell>
          <table:table-cell table:style-name="Default" office:value-type="float" office:value="1570187183326" calcext:value-type="float">
            <text:p>1570187183326</text:p>
          </table:table-cell>
          <table:table-cell table:style-name="Default"/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1047" calcext:value-type="float">
            <text:p>1570187471047</text:p>
          </table:table-cell>
          <table:table-cell office:value-type="float" office:value="1570187475519" calcext:value-type="float">
            <text:p>1570187475519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3334" calcext:value-type="float">
            <text:p>1570187183334</text:p>
          </table:table-cell>
          <table:table-cell table:style-name="Default" office:value-type="float" office:value="1570187184439" calcext:value-type="float">
            <text:p>1570187184439</text:p>
          </table:table-cell>
          <table:table-cell table:style-name="Default"/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5524" calcext:value-type="float">
            <text:p>1570187475524</text:p>
          </table:table-cell>
          <table:table-cell office:value-type="float" office:value="1570187485902" calcext:value-type="float">
            <text:p>1570187485902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4448" calcext:value-type="float">
            <text:p>1570187184448</text:p>
          </table:table-cell>
          <table:table-cell table:style-name="Default" office:value-type="float" office:value="1570187185546" calcext:value-type="float">
            <text:p>1570187185546</text:p>
          </table:table-cell>
          <table:table-cell table:style-name="Default"/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85908" calcext:value-type="float">
            <text:p>1570187485908</text:p>
          </table:table-cell>
          <table:table-cell office:value-type="float" office:value="1570187565337" calcext:value-type="float">
            <text:p>1570187565337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5553" calcext:value-type="float">
            <text:p>1570187185553</text:p>
          </table:table-cell>
          <table:table-cell table:style-name="Default" office:value-type="float" office:value="1570187186910" calcext:value-type="float">
            <text:p>1570187186910</text:p>
          </table:table-cell>
          <table:table-cell table:style-name="Default"/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565349" calcext:value-type="float">
            <text:p>1570187565349</text:p>
          </table:table-cell>
          <table:table-cell office:value-type="float" office:value="1570187709920" calcext:value-type="float">
            <text:p>1570187709920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6915" calcext:value-type="float">
            <text:p>1570187186915</text:p>
          </table:table-cell>
          <table:table-cell table:style-name="Default" office:value-type="float" office:value="1570187188029" calcext:value-type="float">
            <text:p>1570187188029</text:p>
          </table:table-cell>
          <table:table-cell table:style-name="Default"/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9386730" calcext:value-type="float">
            <text:p>1570189386730</text:p>
          </table:table-cell>
          <table:table-cell office:value-type="float" office:value="1570189396974" calcext:value-type="float">
            <text:p>1570189396974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8035" calcext:value-type="float">
            <text:p>1570187188035</text:p>
          </table:table-cell>
          <table:table-cell table:style-name="Default" office:value-type="float" office:value="1570187189116" calcext:value-type="float">
            <text:p>1570187189116</text:p>
          </table:table-cell>
          <table:table-cell table:style-name="Default"/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9396991" calcext:value-type="float">
            <text:p>1570189396991</text:p>
          </table:table-cell>
          <table:table-cell office:value-type="float" office:value="1570189406624" calcext:value-type="float">
            <text:p>1570189406624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89123" calcext:value-type="float">
            <text:p>1570187189123</text:p>
          </table:table-cell>
          <table:table-cell table:style-name="Default" office:value-type="float" office:value="1570187190603" calcext:value-type="float">
            <text:p>1570187190603</text:p>
          </table:table-cell>
          <table:table-cell table:style-name="Default"/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22472" calcext:value-type="float">
            <text:p>1570189122472</text:p>
          </table:table-cell>
          <table:table-cell office:value-type="float" office:value="1570189140455" calcext:value-type="float">
            <text:p>1570189140455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90607" calcext:value-type="float">
            <text:p>1570187190607</text:p>
          </table:table-cell>
          <table:table-cell table:style-name="Default" office:value-type="float" office:value="1570187192062" calcext:value-type="float">
            <text:p>1570187192062</text:p>
          </table:table-cell>
          <table:table-cell table:style-name="Default"/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40470" calcext:value-type="float">
            <text:p>1570189140470</text:p>
          </table:table-cell>
          <table:table-cell office:value-type="float" office:value="1570189157831" calcext:value-type="float">
            <text:p>1570189157831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92068" calcext:value-type="float">
            <text:p>1570187192068</text:p>
          </table:table-cell>
          <table:table-cell table:style-name="Default" office:value-type="float" office:value="1570187193567" calcext:value-type="float">
            <text:p>1570187193567</text:p>
          </table:table-cell>
          <table:table-cell table:style-name="Default"/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36269" calcext:value-type="float">
            <text:p>1570189436269</text:p>
          </table:table-cell>
          <table:table-cell office:value-type="float" office:value="1570189453798" calcext:value-type="float">
            <text:p>1570189453798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93574" calcext:value-type="float">
            <text:p>1570187193574</text:p>
          </table:table-cell>
          <table:table-cell table:style-name="Default" office:value-type="float" office:value="1570187195071" calcext:value-type="float">
            <text:p>1570187195071</text:p>
          </table:table-cell>
          <table:table-cell table:style-name="Default"/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53812" calcext:value-type="float">
            <text:p>1570189453812</text:p>
          </table:table-cell>
          <table:table-cell office:value-type="float" office:value="1570189470680" calcext:value-type="float">
            <text:p>1570189470680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70187195076" calcext:value-type="float">
            <text:p>1570187195076</text:p>
          </table:table-cell>
          <table:table-cell table:style-name="Default" office:value-type="float" office:value="1570187196561" calcext:value-type="float">
            <text:p>1570187196561</text:p>
          </table:table-cell>
          <table:table-cell table:style-name="Default"/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70692" calcext:value-type="float">
            <text:p>1570189470692</text:p>
          </table:table-cell>
          <table:table-cell office:value-type="float" office:value="1570189487501" calcext:value-type="float">
            <text:p>1570189487501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D2:.D6])" office:value-type="float" office:value="1570147445693.2" calcext:value-type="float">
            <text:p>1570147445693,2</text:p>
          </table:table-cell>
          <table:table-cell table:formula="of:=AVERAGE([.E2:.E6])" office:value-type="float" office:value="1570147445758.6" calcext:value-type="float">
            <text:p>1570147445758,6</text:p>
          </table:table-cell>
          <table:table-cell table:formula="of:=([.E54]-[.D54])/1000000000" office:value-type="float" office:value="0.000000065400146484375" calcext:value-type="float">
            <text:p>6,5400146484375E-08</text:p>
          </table:table-cell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K2:.K6])" office:value-type="float" office:value="1570187427941.2" calcext:value-type="float">
            <text:p>1570187427941,2</text:p>
          </table:table-cell>
          <table:table-cell table:style-name="ce1" table:formula="of:=AVERAGE([.L2:.L6])" office:value-type="float" office:value="1570187428054.2" calcext:value-type="float">
            <text:p>1570187428054,2</text:p>
          </table:table-cell>
          <table:table-cell table:style-name="ce1" table:formula="of:=([.L54]-[.K54])/1000000000" office:value-type="float" office:value="0.000000113" calcext:value-type="float">
            <text:p>1,13E-0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AVERAGE([.D7:.D11])" office:value-type="float" office:value="1570147710323" calcext:value-type="float">
            <text:p>1570147710323</text:p>
          </table:table-cell>
          <table:table-cell table:formula="of:=AVERAGE([.E7:.E11])" office:value-type="float" office:value="1570147710424" calcext:value-type="float">
            <text:p>1570147710424</text:p>
          </table:table-cell>
          <table:table-cell table:formula="of:=([.E55]-[.D55])/1000000000" office:value-type="float" office:value="0.000000101" calcext:value-type="float">
            <text:p>1,01E-07</text:p>
          </table:table-cell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7:.K11])" office:value-type="float" office:value="1570187428432.4" calcext:value-type="float">
            <text:p>1570187428432,4</text:p>
          </table:table-cell>
          <table:table-cell table:style-name="ce1" table:formula="of:=AVERAGE([.L7:.L11])" office:value-type="float" office:value="1570187428501.4" calcext:value-type="float">
            <text:p>1570187428501,4</text:p>
          </table:table-cell>
          <table:table-cell table:style-name="ce1" table:formula="of:=([.L55]-[.K55])/1000000000" office:value-type="float" office:value="0.000000069" calcext:value-type="float">
            <text:p>6,9E-08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AVERAGE([.D12:.D16])" office:value-type="float" office:value="1570147868217.6" calcext:value-type="float">
            <text:p>1570147868217,6</text:p>
          </table:table-cell>
          <table:table-cell table:formula="of:=AVERAGE([.E12:.E16])" office:value-type="float" office:value="1570147868351" calcext:value-type="float">
            <text:p>1570147868351</text:p>
          </table:table-cell>
          <table:table-cell table:formula="of:=([.E56]-[.D56])/1000000000" office:value-type="float" office:value="0.00000013339990234375" calcext:value-type="float">
            <text:p>1,3339990234375E-07</text:p>
          </table:table-cell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12:.K16])" office:value-type="float" office:value="1570187428868" calcext:value-type="float">
            <text:p>1570187428868</text:p>
          </table:table-cell>
          <table:table-cell table:style-name="ce1" table:formula="of:=AVERAGE([.L12:.L16])" office:value-type="float" office:value="1570187428982.8" calcext:value-type="float">
            <text:p>1570187428982,8</text:p>
          </table:table-cell>
          <table:table-cell table:style-name="ce1" table:formula="of:=([.L56]-[.K56])/1000000000" office:value-type="float" office:value="0.000000114800048828125" calcext:value-type="float">
            <text:p>1,14800048828125E-07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AVERAGE([.D17:.D21])" office:value-type="float" office:value="1570148009890.4" calcext:value-type="float">
            <text:p>1570148009890,4</text:p>
          </table:table-cell>
          <table:table-cell table:formula="of:=AVERAGE([.E17:.E21])" office:value-type="float" office:value="1570148010104" calcext:value-type="float">
            <text:p>1570148010104</text:p>
          </table:table-cell>
          <table:table-cell table:formula="of:=([.E57]-[.D57])/1000000000" office:value-type="float" office:value="0.00000021360009765625" calcext:value-type="float">
            <text:p>2,1360009765625E-07</text:p>
          </table:table-cell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17:.K21])" office:value-type="float" office:value="1570187429745.6" calcext:value-type="float">
            <text:p>1570187429745,6</text:p>
          </table:table-cell>
          <table:table-cell table:style-name="ce1" table:formula="of:=AVERAGE([.L17:.L21])" office:value-type="float" office:value="1570187429949.6" calcext:value-type="float">
            <text:p>1570187429949,6</text:p>
          </table:table-cell>
          <table:table-cell table:style-name="ce1" table:formula="of:=([.L57]-[.K57])/1000000000" office:value-type="float" office:value="0.000000204" calcext:value-type="float">
            <text:p>2,04E-07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AVERAGE([.D22:.D26])" office:value-type="float" office:value="1570148212660.6" calcext:value-type="float">
            <text:p>1570148212660,6</text:p>
          </table:table-cell>
          <table:table-cell table:formula="of:=AVERAGE([.E22:.E26])" office:value-type="float" office:value="1570148213000.4" calcext:value-type="float">
            <text:p>1570148213000,4</text:p>
          </table:table-cell>
          <table:table-cell table:formula="of:=([.E58]-[.D58])/1000000000" office:value-type="float" office:value="0.0000003397998046875" calcext:value-type="float">
            <text:p>3,397998046875E-07</text:p>
          </table:table-cell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22:.K26])" office:value-type="float" office:value="1570187431023.2" calcext:value-type="float">
            <text:p>1570187431023,2</text:p>
          </table:table-cell>
          <table:table-cell table:style-name="ce1" table:formula="of:=AVERAGE([.L22:.L26])" office:value-type="float" office:value="1570187431378.6" calcext:value-type="float">
            <text:p>1570187431378,6</text:p>
          </table:table-cell>
          <table:table-cell table:style-name="ce1" table:formula="of:=([.L58]-[.K58])/1000000000" office:value-type="float" office:value="0.000000355400146484375" calcext:value-type="float">
            <text:p>3,55400146484375E-07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AVERAGE([.D27:.D31])" office:value-type="float" office:value="1570187178051.4" calcext:value-type="float">
            <text:p>1570187178051,4</text:p>
          </table:table-cell>
          <table:table-cell table:formula="of:=AVERAGE([.E27:.E31])" office:value-type="float" office:value="1570187178688.6" calcext:value-type="float">
            <text:p>1570187178688,6</text:p>
          </table:table-cell>
          <table:table-cell table:formula="of:=([.E59]-[.D59])/1000000000" office:value-type="float" office:value="0.0000006372001953125" calcext:value-type="float">
            <text:p>6,372001953125E-07</text:p>
          </table:table-cell>
          <table:table-cell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27:.K31])" office:value-type="float" office:value="1570187442716" calcext:value-type="float">
            <text:p>1570187442716</text:p>
          </table:table-cell>
          <table:table-cell table:style-name="ce1" table:formula="of:=AVERAGE([.L27:.L31])" office:value-type="float" office:value="1570187446833" calcext:value-type="float">
            <text:p>1570187446833</text:p>
          </table:table-cell>
          <table:table-cell table:style-name="ce1" table:formula="of:=([.L59]-[.K59])/1000000000" office:value-type="float" office:value="0.000004117" calcext:value-type="float">
            <text:p>4,117E-06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AVERAGE([.D32:.D36])" office:value-type="float" office:value="1570187181173.2" calcext:value-type="float">
            <text:p>1570187181173,2</text:p>
          </table:table-cell>
          <table:table-cell table:formula="of:=AVERAGE([.E32:.E36])" office:value-type="float" office:value="1570187181895" calcext:value-type="float">
            <text:p>1570187181895</text:p>
          </table:table-cell>
          <table:table-cell table:formula="of:=([.E60]-[.D60])/1000000000" office:value-type="float" office:value="0.000000721800048828125" calcext:value-type="float">
            <text:p>7,21800048828125E-07</text:p>
          </table:table-cell>
          <table:table-cell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32:.K36])" office:value-type="float" office:value="1570187461855" calcext:value-type="float">
            <text:p>1570187461855</text:p>
          </table:table-cell>
          <table:table-cell table:style-name="ce1" table:formula="of:=AVERAGE([.L32:.L36])" office:value-type="float" office:value="1570187466415" calcext:value-type="float">
            <text:p>1570187466415</text:p>
          </table:table-cell>
          <table:table-cell table:style-name="ce1" table:formula="of:=([.L60]-[.K60])/1000000000" office:value-type="float" office:value="0.00000456" calcext:value-type="float">
            <text:p>4,56E-06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formula="of:=AVERAGE([.D37:.D41])" office:value-type="float" office:value="1570187185657" calcext:value-type="float">
            <text:p>1570187185657</text:p>
          </table:table-cell>
          <table:table-cell table:formula="of:=AVERAGE([.E37:.E41])" office:value-type="float" office:value="1570187186808" calcext:value-type="float">
            <text:p>1570187186808</text:p>
          </table:table-cell>
          <table:table-cell table:formula="of:=([.E61]-[.D61])/1000000000" office:value-type="float" office:value="0.000001151" calcext:value-type="float">
            <text:p>1,151E-06</text:p>
          </table:table-cell>
          <table:table-cell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37:.K41])" office:value-type="float" office:value="1570188262100.4" calcext:value-type="float">
            <text:p>1570188262100,4</text:p>
          </table:table-cell>
          <table:table-cell table:style-name="ce1" table:formula="of:=AVERAGE([.L37:.L41])" office:value-type="float" office:value="1570188312951.4" calcext:value-type="float">
            <text:p>1570188312951,4</text:p>
          </table:table-cell>
          <table:table-cell table:style-name="ce1" table:formula="of:=([.L61]-[.K61])/1000000000" office:value-type="float" office:value="0.000050851" calcext:value-type="float">
            <text:p>5,0851E-05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AVERAGE([.D42:.D46])" office:value-type="float" office:value="1570187192089.6" calcext:value-type="float">
            <text:p>1570187192089,6</text:p>
          </table:table-cell>
          <table:table-cell table:formula="of:=AVERAGE([.E42:.E46])" office:value-type="float" office:value="1570187193572.8" calcext:value-type="float">
            <text:p>1570187193572,8</text:p>
          </table:table-cell>
          <table:table-cell table:formula="of:=([.E62]-[.D62])/1000000000" office:value-type="float" office:value="0.00000148319995117188" calcext:value-type="float">
            <text:p>1,48319995117188E-06</text:p>
          </table:table-cell>
          <table:table-cell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ce1" table:formula="of:=AVERAGE([.K42:.K46])" office:value-type="float" office:value="1570189324743" calcext:value-type="float">
            <text:p>1570189324743</text:p>
          </table:table-cell>
          <table:table-cell table:style-name="ce1" table:formula="of:=AVERAGE([.L42:.L46])" office:value-type="float" office:value="1570189342053" calcext:value-type="float">
            <text:p>1570189342053</text:p>
          </table:table-cell>
          <table:table-cell table:style-name="ce1" table:formula="of:=([.L62]-[.K62])/1000000000" office:value-type="float" office:value="0.00001731" calcext:value-type="float">
            <text:p>1,731E-05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3:32:41.20550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1:04:46.385298627</meta:creation-date>
    <dc:date>2019-10-04T13:45:03.908341197</dc:date>
    <meta:editing-duration>PT10H4M11S</meta:editing-duration>
    <meta:editing-cycles>5</meta:editing-cycles>
    <meta:generator>LibreOffice/6.0.7.3$Linux_X86_64 LibreOffice_project/00m0$Build-3</meta:generator>
    <meta:document-statistic meta:table-count="1" meta:cell-count="572" meta:object-count="0"/>
  </office:meta>
</office:document-meta>
</file>